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43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1.2043in"/>
    </style:style>
    <style:style style:name="co5" style:family="table-column">
      <style:table-column-properties fo:break-before="auto" style:column-width="1.1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7" table:default-cell-style-name="Default"/>
        <table:table-row table:style-name="ro1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Movie</text:p>
          </table:table-cell>
          <table:table-cell table:style-name="ce2" office:value-type="string" calcext:value-type="string">
            <text:p>TV Shows</text:p>
          </table:table-cell>
          <table:table-cell table:style-name="ce2" office:value-type="string" calcext:value-type="string">
            <text:p>TV Episodes</text:p>
          </table:table-cell>
          <table:table-cell table:style-name="ce2" office:value-type="string" calcext:value-type="string">
            <text:p>Audio Artist</text:p>
          </table:table-cell>
          <table:table-cell table:style-name="ce2" office:value-type="string" calcext:value-type="string">
            <text:p>Audio Album</text:p>
          </table:table-cell>
          <table:table-cell table:style-name="ce2" office:value-type="string" calcext:value-type="string">
            <text:p>Audio Track</text:p>
          </table:table-cell>
          <table:table-cell table:style-name="ce2" office:value-type="string" calcext:value-type="string">
            <text:p>Photos</text:p>
          </table:table-cell>
          <table:table-cell table:style-name="ce2" office:value-type="string" calcext:value-type="string">
            <text:p>Playlists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Added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um Artist Poster url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um Poster url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um Title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um Year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 url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ist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ist Art url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ist Poster url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ence Rating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Album Gain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Album Peak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Album Range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Audio Channel Layou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Bit Dep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Bit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Bitrate M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Channel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Codec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Defa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Display Titl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Dur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End Ramp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Extended Display Titl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gai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Langu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Language C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loudnes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LR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Peak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Sampling 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Select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Start Ramp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Stream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Track Album No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Track Artist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dio Track No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pter Cou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pter Sour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pter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lections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ent Rating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eated at Accuracy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eated at TZOffset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leted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rector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uration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pisod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behindthescenes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deleted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featurette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interview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scene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sceneOrSamp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short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xtras-trailer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nr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 ID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DB Link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ro Start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tro Stop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y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st Viewed at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bels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cked Fields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udness Analysis Ver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Aperture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Aspect Rati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Audio Channel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Audio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Bit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Contain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Exposure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Dur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Iso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Make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Model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Video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Video Frame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Video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Video Resolu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dia Wid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taData Langua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taDB Link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od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riginal Title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Accessib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Contain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Duration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Deep Analysis Vers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Exist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File Combin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File Pa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has Thumbnai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Index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Optimized for Stream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Orientation</text:p>
          </table:table-cell>
          <table:table-cell table:number-columns-repeated="2" office:value-type="string" calcext:value-type="string">
            <text:p>N/A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Siz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Size as Byt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Video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Album Art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Album Name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Album Poster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Top Album Art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Top Album Name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 Top Album Poster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ster url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ting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lease Date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les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as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ies Titl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milar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rt title</text:p>
          </table:table-cell>
          <table:table-cell table:number-columns-repeated="4" office:value-type="string" calcext:value-type="string">
            <text:p>X</text:p>
          </table:table-cell>
          <table:table-cell table:number-columns-repeated="4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udio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yle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Codec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Defa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Forc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Form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Header Compress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Langu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Language C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Selecte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btitle Stream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gline</text:p>
          </table:table-cell>
          <table:table-cell table:number-columns-repeated="2" office:value-type="string" calcext:value-type="string">
            <text:p>X</text:p>
          </table:table-cell>
          <table:table-cell table:number-columns-repeated="6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tle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MDB ID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MDB Link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ack Counts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VDB ID</text:p>
          </table:table-cell>
          <table:table-cell table:number-columns-repeated="3"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pdated</text:p>
          </table:table-cell>
          <table:table-cell table:number-columns-repeated="7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er Rat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Anamorphi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Bit Dep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Bit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aba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hroma Sub Samplin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de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dec I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lor Primari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lor Ran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lor Spac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Color Tr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Defaul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Dur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Frame R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Frame Rate M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Has Scaling Matri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Heigh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Inde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Langu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Language Cod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Lev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Pixel Aspect Rati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Pixel Form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Prof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Ref Fram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Required Bandwidth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Scan Typ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Stream Identifi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Tit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deo Stream Wid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ew Count</text:p>
          </table:table-cell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ewed Tracks</text:p>
          </table:table-cell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riter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ar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Sheet1.A1:Sheet1.I185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 style:data-style-name="N2" text:time-value="17:41:31.6852118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5T00:38:38.983047102</meta:creation-date>
    <dc:date>2021-03-21T18:54:33.148343883</dc:date>
    <meta:editing-duration>PT3H29M51S</meta:editing-duration>
    <meta:editing-cycles>98</meta:editing-cycles>
    <meta:generator>LibreOffice/6.4.5.2$Linux_X86_64 LibreOffice_project/40$Build-2</meta:generator>
    <meta:document-statistic meta:table-count="1" meta:cell-count="1665" meta:object-count="0"/>
  </office:meta>
</office:document-meta>
</file>